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E0000001D8F165BA09.png" manifest:media-type="image/png"/>
  <manifest:file-entry manifest:full-path="Pictures/10000001000001E0000001E9F92504A3.png" manifest:media-type="image/png"/>
  <manifest:file-entry manifest:full-path="Pictures/10000001000001DD000001DAA8127C49.png" manifest:media-type="image/png"/>
  <manifest:file-entry manifest:full-path="Pictures/10000001000001DD000001DAA693A731.png" manifest:media-type="image/png"/>
  <manifest:file-entry manifest:full-path="Pictures/10000000000002320000023BDD1E64A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423cm" draw:shadow-opacity="85%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00a933" draw:marker-start="Extrémités_20_de_20_flèche_20_35" draw:marker-start-width="0.3cm" draw:marker-end="Extrémités_20_de_20_flèche_20_36" draw:marker-end-width="0.3cm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712cm" draw:shadow-opacity="85%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="Extrémités_20_de_20_flèche_20_35" draw:marker-start-width="0.3cm" draw:marker-end="Extrémités_20_de_20_flèche_20_36" draw:marker-end-width="0.3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ff8000" draw:marker-start="Extrémités_20_de_20_flèche_20_37" draw:marker-start-width="0.3cm" draw:marker-end="Extrémités_20_de_20_flèche_20_38" draw:marker-end-width="0.3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800080" draw:marker-start="Extrémités_20_de_20_flèche_20_39" draw:marker-start-width="0.3cm" draw:marker-end="Extrémités_20_de_20_flèche_20_40" draw:marker-end-width="0.3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81d41a" draw:marker-start="Extrémités_20_de_20_flèche_20_41" draw:marker-start-width="0.3cm" draw:marker-end="Extrémités_20_de_20_flèche_20_42" draw:marker-end-width="0.3cm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/>
      <style:text-properties fo:color="#00a933" loext:opacity="100%" fo:font-size="18pt" fo:font-weight="bold" style:font-weight-asian="bold" style:font-weight-complex="bold"/>
    </style:style>
    <style:style style:name="P4" style:family="paragraph">
      <loext:graphic-properties draw:fill="solid" draw:fill-color="#ffffff" draw:opacity="85%"/>
      <style:paragraph-properties fo:text-align="center"/>
      <style:text-properties fo:color="#ff0000" loext:opacity="100%" fo:font-size="18pt" fo:font-weight="bol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/>
      <style:text-properties fo:color="#ff8000" loext:opacity="100%" fo:font-size="18pt" fo:font-weight="bold" style:font-weight-asian="bold" style:font-weight-complex="bold"/>
    </style:style>
    <style:style style:name="P6" style:family="paragraph">
      <loext:graphic-properties draw:fill="solid" draw:fill-color="#ffffff" draw:opacity="85%"/>
      <style:paragraph-properties fo:text-align="center"/>
      <style:text-properties fo:color="#800080" loext:opacity="100%" fo:font-size="18pt" fo:font-weight="bold" style:font-weight-asian="bold" style:font-weight-complex="bold"/>
    </style:style>
    <style:style style:name="P7" style:family="paragraph">
      <loext:graphic-properties draw:fill="solid" draw:fill-color="#ffffff" draw:opacity="85%"/>
      <style:paragraph-properties fo:text-align="center"/>
      <style:text-properties fo:color="#81d41a" loext:opacity="100%" fo:font-size="18pt" fo:font-weight="bold" style:font-weight-asian="bold" style:font-weight-complex="bold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style:text-position="sub 58%" fo:font-weight="bold" style:font-weight-asian="bold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ff0000" loext:opacity="100%" style:text-position="sub 58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ff8000" loext:opacity="100%" style:text-position="sub 58%" fo:font-weight="bold" style:font-weight-asian="bold" style:font-weight-complex="bold"/>
    </style:style>
    <style:style style:name="T7" style:family="text">
      <style:text-properties fo:color="#800080" loext:opacity="100%" fo:font-weight="bold" style:font-weight-asian="bold" style:font-weight-complex="bold"/>
    </style:style>
    <style:style style:name="T8" style:family="text">
      <style:text-properties fo:color="#800080" loext:opacity="100%" style:text-position="sub 58%" fo:font-weight="bold" style:font-weight-asian="bold" style:font-weight-complex="bold"/>
    </style:style>
    <style:style style:name="T9" style:family="text">
      <style:text-properties fo:color="#81d41a" loext:opacity="100%" fo:font-weight="bold" style:font-weight-asian="bold" style:font-weight-complex="bold"/>
    </style:style>
    <style:style style:name="T10" style:family="text">
      <style:text-properties fo:color="#81d41a" loext:opacity="100%"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9.662cm" svg:height="9.5cm" svg:x="28.35cm" svg:y="0cm">
            <draw:image xlink:href="Pictures/10000001000001E0000001D8F165BA09.png" xlink:type="simple" xlink:show="embed" xlink:actuate="onLoad" draw:mime-type="image/png">
              <text:p/>
            </draw:image>
          </draw:frame>
          <draw:frame draw:style-name="gr3" draw:text-style-name="P3" draw:layer="layout" svg:width="3.5cm" svg:height="1.673cm" svg:x="29.512cm" svg:y="2.6cm">
            <draw:text-box>
              <text:p text:style-name="P2"><text:span text:style-name="T1">6</text:span></text:p>
              <text:p text:style-name="P2"><text:span text:style-name="T1">Losanges</text:span></text:p>
            </draw:text-box>
          </draw:frame>
          <draw:line draw:style-name="gr4" draw:text-style-name="P2" draw:layer="layout" svg:x1="28.762cm" svg:y1="2cm" svg:x2="37.512cm" svg:y2="2cm">
            <text:p/>
          </draw:line>
          <draw:frame draw:style-name="gr5" draw:text-style-name="P3" draw:layer="layout" svg:width="1.25cm" svg:height="0.962cm" svg:x="30.512cm" svg:y="0.75cm">
            <draw:text-box>
              <text:p text:style-name="P2"><text:span text:style-name="T1">α</text:span><text:span text:style-name="T2">6</text:span></text:p>
            </draw:text-box>
          </draw:frame>
        </draw:g>
        <draw:g draw:style-name="gr1">
          <draw:frame draw:style-name="gr2" draw:text-style-name="P1" draw:layer="layout" svg:width="9.325cm" svg:height="9.5cm" svg:x="38.025cm" svg:y="0cm">
            <draw:image xlink:href="Pictures/10000001000001E0000001E9F92504A3.png" xlink:type="simple" xlink:show="embed" xlink:actuate="onLoad" draw:mime-type="image/png">
              <text:p/>
            </draw:image>
          </draw:frame>
          <draw:frame draw:style-name="gr3" draw:text-style-name="P4" draw:layer="layout" svg:width="3.5cm" svg:height="1.673cm" svg:x="39.275cm" svg:y="2.5cm">
            <draw:text-box>
              <text:p text:style-name="P2"><text:span text:style-name="T3">7</text:span></text:p>
              <text:p text:style-name="P2"><text:span text:style-name="T3">Losanges</text:span></text:p>
            </draw:text-box>
          </draw:frame>
          <draw:line draw:style-name="gr6" draw:text-style-name="P2" draw:layer="layout" svg:x1="38.275cm" svg:y1="2cm" svg:x2="47.025cm" svg:y2="2cm">
            <text:p/>
          </draw:line>
          <draw:frame draw:style-name="gr5" draw:text-style-name="P4" draw:layer="layout" svg:width="1.25cm" svg:height="0.962cm" svg:x="40.525cm" svg:y="0.75cm">
            <draw:text-box>
              <text:p text:style-name="P2"><text:span text:style-name="T3">α</text:span><text:span text:style-name="T4">7</text:span></text:p>
            </draw:text-box>
          </draw:frame>
        </draw:g>
        <draw:g draw:style-name="gr1">
          <draw:frame draw:style-name="gr2" draw:text-style-name="P1" draw:layer="layout" svg:width="9.559cm" svg:height="9.5cm" svg:x="18.841cm" svg:y="0cm">
            <draw:image xlink:href="Pictures/10000001000001DD000001DAA8127C49.png" xlink:type="simple" xlink:show="embed" xlink:actuate="onLoad" draw:mime-type="image/png">
              <text:p/>
            </draw:image>
          </draw:frame>
          <draw:line draw:style-name="gr7" draw:text-style-name="P2" draw:layer="layout" svg:x1="19.406cm" svg:y1="2.073cm" svg:x2="28.025cm" svg:y2="2.073cm">
            <text:p/>
          </draw:line>
          <draw:frame draw:style-name="gr5" draw:text-style-name="P5" draw:layer="layout" svg:width="1.25cm" svg:height="0.962cm" svg:x="20.5cm" svg:y="0.75cm">
            <draw:text-box>
              <text:p text:style-name="P2"><text:span text:style-name="T5">α</text:span><text:span text:style-name="T6">5</text:span></text:p>
            </draw:text-box>
          </draw:frame>
          <draw:frame draw:style-name="gr3" draw:text-style-name="P5" draw:layer="layout" svg:width="3.5cm" svg:height="1.673cm" svg:x="19.9cm" svg:y="2.75cm">
            <draw:text-box>
              <text:p text:style-name="P2"><text:span text:style-name="T5">5</text:span></text:p>
              <text:p text:style-name="P2"><text:span text:style-name="T5">Losanges</text:span></text:p>
            </draw:text-box>
          </draw:frame>
        </draw:g>
        <draw:g draw:style-name="gr1">
          <draw:frame draw:style-name="gr2" draw:text-style-name="P1" draw:layer="layout" svg:width="9.563cm" svg:height="9.502cm" svg:x="9.287cm" svg:y="0cm">
            <draw:image xlink:href="Pictures/10000001000001DD000001DAA693A731.png" xlink:type="simple" xlink:show="embed" xlink:actuate="onLoad" draw:mime-type="image/png">
              <text:p/>
            </draw:image>
          </draw:frame>
          <draw:line draw:style-name="gr8" draw:text-style-name="P2" draw:layer="layout" svg:x1="9.812cm" svg:y1="2.148cm" svg:x2="18.431cm" svg:y2="2.148cm">
            <text:p/>
          </draw:line>
          <draw:frame draw:style-name="gr5" draw:text-style-name="P6" draw:layer="layout" svg:width="1.25cm" svg:height="0.962cm" svg:x="10.85cm" svg:y="0.788cm">
            <draw:text-box>
              <text:p text:style-name="P2"><text:span text:style-name="T7">α</text:span><text:span text:style-name="T8">4</text:span></text:p>
            </draw:text-box>
          </draw:frame>
          <draw:frame draw:style-name="gr3" draw:text-style-name="P6" draw:layer="layout" svg:width="3.5cm" svg:height="1.673cm" svg:x="10.35cm" svg:y="2.75cm">
            <draw:text-box>
              <text:p text:style-name="P2"><text:span text:style-name="T7">4</text:span></text:p>
              <text:p text:style-name="P2"><text:span text:style-name="T7">Losanges</text:span></text:p>
            </draw:text-box>
          </draw:frame>
        </draw:g>
        <draw:frame draw:style-name="gr2" draw:text-style-name="P1" draw:layer="layout" svg:width="9.35cm" svg:height="9.5cm" svg:x="0cm" svg:y="0cm">
          <draw:image xlink:href="Pictures/10000000000002320000023BDD1E64AB.png" xlink:type="simple" xlink:show="embed" xlink:actuate="onLoad" draw:mime-type="image/png">
            <text:p/>
          </draw:image>
        </draw:frame>
        <draw:line draw:style-name="gr9" draw:text-style-name="P2" draw:layer="layout" svg:x1="0.226cm" svg:y1="2.189cm" svg:x2="8.845cm" svg:y2="2.189cm">
          <text:p/>
        </draw:line>
        <draw:frame draw:style-name="gr5" draw:text-style-name="P7" draw:layer="layout" svg:width="1.25cm" svg:height="0.962cm" svg:x="1.47cm" svg:y="0.773cm">
          <draw:text-box>
            <text:p text:style-name="P2"><text:span text:style-name="T9">α</text:span><text:span text:style-name="T10">3</text:span></text:p>
          </draw:text-box>
        </draw:frame>
        <draw:frame draw:style-name="gr3" draw:text-style-name="P7" draw:layer="layout" svg:width="3.5cm" svg:height="1.673cm" svg:x="0.97cm" svg:y="2.812cm">
          <draw:text-box>
            <text:p text:style-name="P2"><text:span text:style-name="T9">3</text:span></text:p>
            <text:p text:style-name="P2"><text:span text:style-name="T9">Los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7.33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4T11:19:46.270299144</meta:creation-date>
    <dc:date>2024-02-21T10:23:26.473000000</dc:date>
    <meta:editing-duration>PT1H43M46S</meta:editing-duration>
    <meta:editing-cycles>17</meta:editing-cycles>
    <meta:generator>LibreOffice/7.6.4.1$Windows_X86_64 LibreOffice_project/e19e193f88cd6c0525a17fb7a176ed8e6a3e2aa1</meta:generator>
    <meta:document-statistic meta:object-count="24"/>
  </office:meta>
</office:document-meta>
</file>